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.4cm" svg:height="6.8cm" svg:x="9.1cm" svg:y="7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501cm" svg:height="2.7cm" svg:x="1.599cm" svg:y="9.4cm">
          <text:p text:style-name="P1"><text:span text:style-name="T1">O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2cm" svg:height="2.348cm" svg:x="17.5cm" svg:y="1.152cm">
          <text:p text:style-name="P1"><text:span text:style-name="T1">CHAP_*/main.a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7.1cm" svg:height="2.348cm" svg:x="9.9cm" svg:y="11.052cm">
          <text:p text:style-name="P1"><text:span text:style-name="T1">main_ja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8.8cm" svg:height="2.348cm" svg:x="17.5cm" svg:y="11.052cm">
          <text:p text:style-name="P1"><text:span text:style-name="T1">bookinfo_ja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7.1cm" svg:height="2.348cm" svg:x="9.9cm" svg:y="1.152cm">
          <text:p text:style-name="P1"><text:span text:style-name="T1">preface.a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10.2cm" svg:height="2.348cm" svg:x="17.5cm" svg:y="8.052cm">
          <text:p text:style-name="P1"><text:span text:style-name="T1">CHAP_*/main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7.1cm" svg:height="2.348cm" svg:x="9.9cm" svg:y="8.052cm">
          <text:p text:style-name="P1"><text:span text:style-name="T1">preface.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4.5cm" svg:height="5.4cm" svg:x="20.5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4.5cm" svg:height="5.4cm" svg:x="11.2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xml:id="id2" draw:id="id2" draw:layer="layout" svg:width="8.5cm" svg:height="1.941cm" svg:x="13.9cm" svg:y="4.259cm">
          <text:p text:style-name="P1"><text:span text:style-name="T1">atc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cm" svg:height="2.348cm" svg:x="14.1cm" svg:y="18.852cm">
          <text:p text:style-name="P1"><text:span text:style-name="T1">HTML/*.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4.5cm" svg:height="5.4cm" svg:x="16.3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xml:id="id3" draw:id="id3" draw:layer="layout" svg:width="5.9cm" svg:height="1.941cm" svg:x="15.6cm" svg:y="15.1cm">
          <text:p text:style-name="P1"><text:span text:style-name="T1">DocBo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4.849cm" svg:y1="9.4cm" svg:x2="13.9cm" svg:y2="5.229cm" draw:start-shape="id1" draw:start-glue-point="0" draw:end-shape="id2" draw:end-glue-point="3" svg:d="m4849 9400c0-2781 3017-4171 9051-4171" svg:viewBox="0 0 9052 4172">
          <text:p/>
        </draw:connector>
        <draw:connector draw:style-name="gr4" draw:text-style-name="P2" draw:layer="layout" draw:type="curve" svg:x1="4.849cm" svg:y1="12.1cm" svg:x2="15.6cm" svg:y2="16.07cm" draw:start-shape="id1" draw:start-glue-point="2" draw:end-shape="id3" draw:end-glue-point="3" svg:d="m4849 12100c0 2647 3583 3970 10751 3970" svg:viewBox="0 0 10752 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06T21:29:40.728595287</dc:date>
    <dc:creator>Okabe Kiwamu</dc:creator>
    <meta:editing-duration>PT2H14M28S</meta:editing-duration>
    <meta:editing-cycles>174</meta:editing-cycles>
    <meta:generator>LibreOffice/4.1.4.2$Linux_X86_64 LibreOffice_project/410m0$Build-2</meta:generator>
    <meta:document-statistic meta:object-count="16"/>
  </office:meta>
</office:document-meta>
</file>